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A0000025A81C565734ED78AED.png" manifest:media-type="image/png"/>
  <manifest:file-entry manifest:full-path="Pictures/1000000100000567000003110E28331C11B8A13A.png" manifest:media-type="image/png"/>
  <manifest:file-entry manifest:full-path="Pictures/10000001000004E10000033BC33D725E13C4C0AB.png" manifest:media-type="image/png"/>
  <manifest:file-entry manifest:full-path="Pictures/10000001000007190000030716A8E1C985322699.png" manifest:media-type="image/png"/>
  <manifest:file-entry manifest:full-path="Pictures/10000001000006FF00000346E3808D575B89E5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rlito" svg:font-family="Carlito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XO Oriel" svg:font-family="'XO Oriel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cm" svg:height="15.749cm" svg:x="0cm" svg:y="0cm">
          <draw:image xlink:href="Pictures/1000000100000567000003110E28331C11B8A1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" draw:text-style-name="P2" draw:layer="layout" svg:width="23.785cm" svg:height="15.749cm" svg:x="2.166cm" svg:y="0.057cm">
          <draw:image xlink:href="Pictures/10000001000004E10000033BC33D725E13C4C0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" draw:text-style-name="P2" draw:layer="layout" svg:width="27.999cm" svg:height="13.1cm" svg:x="0.059cm" svg:y="1.382cm">
          <draw:image xlink:href="Pictures/10000001000006FF00000346E3808D575B89E5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" draw:text-style-name="P2" draw:layer="layout" svg:width="27.999cm" svg:height="9.697cm" svg:x="0.059cm" svg:y="3.083cm">
          <draw:image xlink:href="Pictures/10000001000006CA0000025A81C565734ED78A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" draw:text-style-name="P2" draw:layer="layout" svg:width="27.999cm" svg:height="11.941cm" svg:x="0.059cm" svg:y="1.961cm">
          <draw:image xlink:href="Pictures/10000001000007190000030716A8E1C9853226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rlito" svg:font-family="Carlito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XO Oriel" svg:font-family="'XO Oriel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Carli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08T17:27:35.226000000</dc:date>
    <meta:editing-duration>PT2M14S</meta:editing-duration>
    <meta:editing-cycles>1</meta:editing-cycles>
    <meta:document-statistic meta:object-count="38"/>
    <meta:generator>Редактор_презентаций/2.3.1.1.0$Windows_X86_64 LibreOffice_project/b087c9bfe1dcafb0a6de0363c57bc726d347755e</meta:generator>
  </office:meta>
</office:document-meta>
</file>